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3a9" officeooo:paragraph-rsid="000573a9"/>
    </style:style>
    <style:style style:name="P2" style:family="paragraph" style:parent-style-name="Standard">
      <style:text-properties officeooo:rsid="0005c39b" officeooo:paragraph-rsid="0005c39b"/>
    </style:style>
    <style:style style:name="P3" style:family="paragraph" style:parent-style-name="Standard">
      <style:text-properties officeooo:rsid="00076609" officeooo:paragraph-rsid="00076609"/>
    </style:style>
    <style:style style:name="P4" style:family="paragraph" style:parent-style-name="Standard">
      <style:text-properties officeooo:rsid="00093cf9" officeooo:paragraph-rsid="00093c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«echo» te deja printar varias cadenas seguidas,</text:p>
      <text:p text:style-name="P1"/>
      <text:p text:style-name="P1">«print» no te deja, però puedes pasarle parámetros:</text:p>
      <text:p text:style-name="P1">print $a, $b</text:p>
      <text:p text:style-name="P1"/>
      <text:p text:style-name="P1">sprintf deja dar strings formateados</text:p>
      <text:p text:style-name="P1"/>
      <text:p text:style-name="P1">%d es para pasar un dígito</text:p>
      <text:p text:style-name="P1">%s es para pasar un string</text:p>
      <text:p text:style-name="P1"/>
      <text:p text:style-name="P2">-en html siempre hay que poner nomres a los «inputs» para que podamos recuperarlos desde php</text:p>
      <text:p text:style-name="P2"/>
      <text:p text:style-name="P3">method: post para que sea seguro, get para que salga en la url</text:p>
      <text:p text:style-name="P3"/>
      <text:p text:style-name="P3"/>
      <text:p text:style-name="P4">$_POST es un array asociativa de sesión donde se guardan los nombres y los valores de los campos, al darle submit al formulari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20:04:23.473339108</meta:creation-date>
    <dc:date>2018-09-20T21:17:45.818546197</dc:date>
    <meta:editing-duration>PT1H13M22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9" meta:word-count="87" meta:character-count="480" meta:non-whitespace-character-count="401"/>
  </office:meta>
</office:document-meta>
</file>